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187" officeooo:paragraph-rsid="00019187"/>
    </style:style>
    <style:style style:name="P2" style:family="paragraph" style:parent-style-name="Standard">
      <style:text-properties officeooo:rsid="00019187" officeooo:paragraph-rsid="00019187"/>
    </style:style>
    <style:style style:name="P3" style:family="paragraph" style:parent-style-name="Standard">
      <style:text-properties officeooo:rsid="0002efba" officeooo:paragraph-rsid="0002efba"/>
    </style:style>
    <style:style style:name="T1" style:family="text">
      <style:text-properties officeooo:rsid="0002efb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Instalação:</text:p>
      <text:p text:style-name="P1"/>
      <text:p text:style-name="P1">Instale o XAMPP, JRE <text:span text:style-name="T1">e NetBeans</text:span></text:p>
      <text:p text:style-name="P1"/>
      <text:p text:style-name="P1">Abra o NetBeans e configure o caminho para o interpretador PHP:</text:p>
      <text:p text:style-name="P1">guia ferramentas → opções → guia PHP → Browse→ procure o executável.php dentro da pasta xampp</text:p>
      <text:p text:style-name="P1"/>
      <text:p text:style-name="P3">Ao criar novas aplicações para executar no servidor <text:span text:style-name="T2">local</text:span>, salve os arquivos dentro da pasta <text:span text:style-name="T4">htdocs</text:span> do Xampp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28T13:10:01.134000000</dc:date>
    <meta:editing-duration>PT5M19S</meta:editing-duration>
    <meta:editing-cycles>2</meta:editing-cycles>
    <meta:document-statistic meta:table-count="0" meta:image-count="0" meta:object-count="0" meta:page-count="1" meta:paragraph-count="5" meta:word-count="52" meta:character-count="307" meta:non-whitespace-character-count="260"/>
  </office:meta>
</office:document-meta>
</file>